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oto Sans" svg:font-family="Noto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PreformattedText" style:family="paragraph">
      <style:text-properties fo:background-color="#FFFF00"/>
    </style:style>
    <style:style style:name="P3" style:parent-style-name="PreformattedText" style:family="paragraph">
      <style:text-properties fo:background-color="#FFFF00"/>
    </style:style>
    <style:style style:name="P4" style:parent-style-name="PreformattedText" style:family="paragraph">
      <style:text-properties fo:background-color="#FFFF00"/>
    </style:style>
    <style:style style:name="P5" style:parent-style-name="PreformattedText" style:family="paragraph">
      <style:text-properties fo:background-color="#66FFFF"/>
    </style:style>
    <style:style style:name="P6" style:parent-style-name="PreformattedText" style:family="paragraph">
      <style:text-properties fo:background-color="#66FFFF"/>
    </style:style>
    <style:style style:name="P7" style:parent-style-name="PreformattedText" style:family="paragraph">
      <style:text-properties fo:background-color="#66FFFF"/>
    </style:style>
    <style:style style:name="P8" style:parent-style-name="PreformattedText" style:family="paragraph">
      <style:text-properties fo:background-color="#66FFFF"/>
    </style:style>
    <style:style style:name="P9" style:parent-style-name="PreformattedText" style:family="paragraph">
      <style:text-properties fo:background-color="#66FFFF"/>
    </style:style>
    <style:style style:name="P10" style:parent-style-name="PreformattedText" style:family="paragraph">
      <style:text-properties fo:background-color="#66FFFF"/>
    </style:style>
    <style:style style:name="P11" style:parent-style-name="PreformattedText" style:family="paragraph">
      <style:text-properties fo:background-color="#66FFFF"/>
    </style:style>
    <style:style style:name="P12" style:parent-style-name="PreformattedText" style:family="paragraph">
      <style:text-properties fo:background-color="#66FFFF"/>
    </style:style>
    <style:style style:name="P13" style:parent-style-name="PreformattedText" style:family="paragraph">
      <style:text-properties fo:background-color="#66FFFF"/>
    </style:style>
    <style:style style:name="P14" style:parent-style-name="PreformattedText" style:family="paragraph">
      <style:text-properties fo:background-color="#66FFFF"/>
    </style:style>
    <style:style style:name="P15" style:parent-style-name="PreformattedText" style:family="paragraph">
      <style:text-properties fo:background-color="#66FFFF"/>
    </style:style>
    <style:style style:name="P16" style:parent-style-name="PreformattedText" style:family="paragraph">
      <style:text-properties fo:background-color="#66FFFF"/>
    </style:style>
    <style:style style:name="P17" style:parent-style-name="PreformattedText" style:family="paragraph">
      <style:text-properties fo:background-color="#66FFFF"/>
    </style:style>
    <style:style style:name="P18" style:parent-style-name="PreformattedText" style:family="paragraph">
      <style:text-properties fo:background-color="#66FFFF"/>
    </style:style>
    <style:style style:name="P19" style:parent-style-name="PreformattedText" style:family="paragraph">
      <style:text-properties fo:background-color="#66FFFF"/>
    </style:style>
    <style:style style:name="P20" style:parent-style-name="PreformattedText" style:family="paragraph">
      <style:text-properties fo:background-color="#66FFFF"/>
    </style:style>
    <style:style style:name="P21" style:parent-style-name="PreformattedText" style:family="paragraph">
      <style:text-properties fo:background-color="#66FFFF"/>
    </style:style>
    <style:style style:name="P22" style:parent-style-name="PreformattedText" style:family="paragraph">
      <style:text-properties fo:background-color="#66FFFF"/>
    </style:style>
    <style:style style:name="P23" style:parent-style-name="PreformattedText" style:family="paragraph">
      <style:text-properties fo:background-color="#66FFFF"/>
    </style:style>
    <style:style style:name="P24" style:parent-style-name="PreformattedText" style:family="paragraph">
      <style:text-properties fo:background-color="#CCFF00"/>
    </style:style>
    <style:style style:name="P25" style:parent-style-name="PreformattedText" style:family="paragraph">
      <style:text-properties fo:background-color="#CCFF00"/>
    </style:style>
    <style:style style:name="P26" style:parent-style-name="PreformattedText" style:family="paragraph">
      <style:text-properties fo:background-color="#CCFF00"/>
    </style:style>
    <style:style style:name="P27" style:parent-style-name="PreformattedText" style:family="paragraph">
      <style:text-properties fo:background-color="#CCFF00"/>
    </style:style>
    <style:style style:name="P28" style:parent-style-name="PreformattedText" style:family="paragraph">
      <style:text-properties fo:background-color="#CCFF00"/>
    </style:style>
    <style:style style:name="P29" style:parent-style-name="PreformattedText" style:family="paragraph">
      <style:text-properties fo:background-color="#CCFF00"/>
    </style:style>
    <style:style style:name="P30" style:parent-style-name="PreformattedText" style:family="paragraph">
      <style:text-properties fo:background-color="#CCFF00"/>
    </style:style>
    <style:style style:name="P31" style:parent-style-name="PreformattedText" style:family="paragraph">
      <style:text-properties fo:background-color="#CCFF00"/>
    </style:style>
    <style:style style:name="P32" style:parent-style-name="PreformattedText" style:family="paragraph">
      <style:text-properties fo:background-color="#CCFF00"/>
    </style:style>
    <style:style style:name="P33" style:parent-style-name="PreformattedText" style:family="paragraph">
      <style:text-properties fo:background-color="#CCFF00"/>
    </style:style>
    <style:style style:name="P34" style:parent-style-name="PreformattedText" style:family="paragraph">
      <style:text-properties fo:background-color="#CCFF00"/>
    </style:style>
    <style:style style:name="P35" style:parent-style-name="PreformattedText" style:family="paragraph">
      <style:text-properties fo:background-color="#CCFF00"/>
    </style:style>
    <style:style style:name="P36" style:parent-style-name="KeinLeerraum" style:family="paragraph">
      <style:text-properties fo:background-color="#C0C0C0"/>
    </style:style>
    <style:style style:name="P37" style:parent-style-name="KeinLeerraum" style:family="paragraph">
      <style:text-properties fo:background-color="#C0C0C0"/>
    </style:style>
    <style:style style:name="P38" style:parent-style-name="KeinLeerraum" style:family="paragraph">
      <style:text-properties fo:background-color="#C0C0C0"/>
    </style:style>
    <style:style style:name="P39" style:parent-style-name="KeinLeerraum" style:family="paragraph">
      <style:text-properties fo:background-color="#C0C0C0"/>
    </style:style>
    <style:style style:name="P40" style:parent-style-name="KeinLeerraum" style:family="paragraph">
      <style:text-properties fo:background-color="#C0C0C0"/>
    </style:style>
    <style:style style:name="P41" style:parent-style-name="KeinLeerraum" style:family="paragraph">
      <style:text-properties fo:background-color="#C0C0C0"/>
    </style:style>
    <style:style style:name="P42" style:parent-style-name="KeinLeerraum" style:family="paragraph">
      <style:text-properties fo:background-color="#C0C0C0"/>
    </style:style>
    <style:style style:name="P43" style:parent-style-name="KeinLeerraum" style:family="paragraph">
      <style:text-properties fo:background-color="#C0C0C0"/>
    </style:style>
    <style:style style:name="P44" style:parent-style-name="KeinLeerraum" style:family="paragraph">
      <style:text-properties fo:background-color="#C0C0C0"/>
    </style:style>
    <style:style style:name="P45" style:parent-style-name="KeinLeerraum" style:family="paragraph">
      <style:text-properties fo:background-color="#C0C0C0"/>
    </style:style>
    <style:style style:name="P46" style:parent-style-name="KeinLeerraum" style:family="paragraph">
      <style:text-properties fo:background-color="#C0C0C0"/>
    </style:style>
    <style:style style:name="P47" style:parent-style-name="KeinLeerraum" style:family="paragraph">
      <style:text-properties fo:background-color="#C0C0C0"/>
    </style:style>
    <style:style style:name="P48" style:parent-style-name="KeinLeerraum" style:family="paragraph">
      <style:text-properties fo:background-color="#C0C0C0"/>
    </style:style>
    <style:style style:name="T49" style:parent-style-name="Absatz-Standardschriftart" style:family="text">
      <style:text-properties fo:background-color="#C0C0C0"/>
    </style:style>
    <style:style style:name="T50" style:parent-style-name="Absatz-Standardschriftart" style:family="text">
      <style:text-properties style:font-name="Wingdings" style:font-name-asian="Wingdings" style:font-name-complex="Wingdings" fo:background-color="#C0C0C0"/>
    </style:style>
    <style:style style:name="T51" style:parent-style-name="Absatz-Standardschriftart" style:family="text">
      <style:text-properties fo:background-color="#C0C0C0"/>
    </style:style>
    <style:style style:name="T52" style:parent-style-name="Absatz-Standardschriftart" style:family="text">
      <style:text-properties style:font-name="Wingdings" style:font-name-asian="Wingdings" style:font-name-complex="Wingdings" fo:background-color="#C0C0C0"/>
    </style:style>
    <style:style style:name="T53" style:parent-style-name="Absatz-Standardschriftart" style:family="text">
      <style:text-properties fo:background-color="#C0C0C0"/>
    </style:style>
    <style:style style:name="T54" style:parent-style-name="Absatz-Standardschriftart" style:family="text">
      <style:text-properties style:font-name="Wingdings" style:font-name-asian="Wingdings" style:font-name-complex="Wingdings" fo:background-color="#C0C0C0"/>
    </style:style>
    <style:style style:name="T55" style:parent-style-name="Absatz-Standardschriftart" style:family="text">
      <style:text-properties fo:background-color="#C0C0C0"/>
    </style:style>
    <style:style style:name="T56" style:parent-style-name="Absatz-Standardschriftart" style:family="text">
      <style:text-properties style:font-name="Wingdings" style:font-name-asian="Wingdings" style:font-name-complex="Wingdings" fo:background-color="#C0C0C0"/>
    </style:style>
    <style:style style:name="T57" style:parent-style-name="Absatz-Standardschriftart" style:family="text">
      <style:text-properties fo:background-color="#C0C0C0"/>
    </style:style>
    <style:style style:name="P58" style:parent-style-name="Textbody" style:family="paragraph">
      <style:paragraph-properties fo:break-before="page"/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TableColumn61" style:family="table-column">
      <style:table-column-properties style:column-width="3.3465in" style:use-optimal-column-width="false"/>
    </style:style>
    <style:style style:name="TableColumn62" style:family="table-column">
      <style:table-column-properties style:column-width="3.3465in" style:use-optimal-column-width="false"/>
    </style:style>
    <style:style style:name="Table60" style:family="table">
      <style:table-properties style:width="6.693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PreformattedText" style:family="paragraph">
      <style:paragraph-properties fo:margin-bottom="0.1965in"/>
    </style:style>
    <style:style style:name="P84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olumn86" style:family="table-column">
      <style:table-column-properties style:column-width="3.3465in" style:use-optimal-column-width="false"/>
    </style:style>
    <style:style style:name="TableColumn87" style:family="table-column">
      <style:table-column-properties style:column-width="3.3465in" style:use-optimal-column-width="false"/>
    </style:style>
    <style:style style:name="Table85" style:family="table">
      <style:table-properties style:width="6.69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SourceText" style:family="text">
      <style:text-properties style:font-name="Noto Sans"/>
    </style:style>
    <style:style style:name="T97" style:parent-style-name="SourceText" style:family="text">
      <style:text-properties style:font-name="Noto Sans"/>
    </style:style>
    <style:style style:name="T98" style:parent-style-name="SourceText" style:family="text">
      <style:text-properties style:font-name="Noto Sans"/>
    </style:style>
    <style:style style:name="T99" style:parent-style-name="SourceText" style:family="text">
      <style:text-properties style:font-name="Noto Sans"/>
    </style:style>
    <style:style style:name="T100" style:parent-style-name="SourceText" style:family="text">
      <style:text-properties style:font-name="Noto Sans"/>
    </style:style>
    <style:style style:name="T101" style:parent-style-name="SourceText" style:family="text">
      <style:text-properties style:font-name="Noto San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PreformattedText" style:family="paragraph">
      <style:paragraph-properties fo:margin-bottom="0.1965in"/>
    </style:style>
    <style:style style:name="P109" style:parent-style-name="PreformattedText" style:family="paragraph">
      <style:paragraph-properties fo:margin-bottom="0.1965in"/>
    </style:style>
    <style:style style:name="P110" style:parent-style-name="PreformattedText" style:family="paragraph">
      <style:paragraph-properties fo:margin-bottom="0.1965in"/>
    </style:style>
    <style:style style:name="P111" style:parent-style-name="PreformattedText" style:family="paragraph">
      <style:paragraph-properties fo:break-before="page" fo:margin-bottom="0.1965in"/>
      <style:text-properties style:font-name="Noto Sans" fo:font-weight="bold" style:font-weight-asian="bold" style:font-weight-complex="bold" fo:font-size="12pt" style:font-size-asian="12pt" style:font-size-complex="12pt"/>
    </style:style>
    <style:style style:name="TableColumn113" style:family="table-column">
      <style:table-column-properties style:column-width="3.3465in" style:use-optimal-column-width="false"/>
    </style:style>
    <style:style style:name="TableColumn114" style:family="table-column">
      <style:table-column-properties style:column-width="3.3465in" style:use-optimal-column-width="false"/>
    </style:style>
    <style:style style:name="Table112" style:family="table">
      <style:table-properties style:width="6.69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PreformattedText" style:family="paragraph">
      <style:paragraph-properties fo:margin-bottom="0.1965in"/>
    </style:style>
    <style:style style:name="P145" style:parent-style-name="PreformattedText" style:family="paragraph">
      <style:paragraph-properties fo:break-before="page" fo:margin-bottom="0.1965in"/>
      <style:text-properties style:font-name="Noto Sans" fo:font-weight="bold" style:font-weight-asian="bold" style:font-weight-complex="bold" fo:font-size="12pt" style:font-size-asian="12pt" style:font-size-complex="12pt"/>
    </style:style>
    <style:style style:name="TableColumn147" style:family="table-column">
      <style:table-column-properties style:column-width="3.3465in" style:use-optimal-column-width="false"/>
    </style:style>
    <style:style style:name="TableColumn148" style:family="table-column">
      <style:table-column-properties style:column-width="3.3465in" style:use-optimal-column-width="false"/>
    </style:style>
    <style:style style:name="Table146" style:family="table">
      <style:table-properties style:width="6.693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Example SLDLight</text:p>
      <text:p text:style-name="Textbody">Linebreak equals comma</text:p>
      <text:p text:style-name="P2"/>
      <text:p text:style-name="P3"/>
      <text:p text:style-name="P4">namedLayerName</text:p>
      <text:p text:style-name="P5">Rulename<text:s/>(„landpolygon“)</text:p>
      <text:p text:style-name="P6">minScaleDenominator as value between 0<text:s/>–<text:s/>16<text:s/></text:p>
      <text:p text:style-name="P7">maxScaleDenominator as value between 0 -<text:s/>16</text:p>
      <text:p text:style-name="P8">filter (PropertyIsEqualToLiteral)</text:p>
      <text:p text:style-name="P9">polygon</text:p>
      <text:p text:style-name="P10">.</text:p>
      <text:p text:style-name="P11">.</text:p>
      <text:p text:style-name="P12">.</text:p>
      <text:p text:style-name="P13">.</text:p>
      <text:p text:style-name="P14">.</text:p>
      <text:p text:style-name="P15">point</text:p>
      <text:p text:style-name="P16">.</text:p>
      <text:p text:style-name="P17">.</text:p>
      <text:p text:style-name="P18">.</text:p>
      <text:p text:style-name="P19">line</text:p>
      <text:p text:style-name="P20">.</text:p>
      <text:p text:style-name="P21">.</text:p>
      <text:p text:style-name="P22">.</text:p>
      <text:p text:style-name="P23">.</text:p>
      <text:p text:style-name="P24">rulename (if string value does not match polygon/point/line/text its a rulename)</text:p>
      <text:p text:style-name="P25">minScaleDenominator as value between 0 - 16</text:p>
      <text:p text:style-name="P26">maxScaleDenominator as value between 0 - 16</text:p>
      <text:p text:style-name="P27">filterPropertyIsEqualToLiteral</text:p>
      <text:p text:style-name="P28">polygon</text:p>
      <text:p text:style-name="P29">.</text:p>
      <text:p text:style-name="P30">.</text:p>
      <text:p text:style-name="P31">.</text:p>
      <text:p text:style-name="P32">.</text:p>
      <text:p text:style-name="P33">.</text:p>
      <text:p text:style-name="P34"/>
      <text:p text:style-name="P35"/>
      <text:p text:style-name="P36">namedLayerName = userStyleTitle</text:p>
      <text:p text:style-name="P37">userStyleAbstract ist unnötig</text:p>
      <text:p text:style-name="P38">Rulename ist auch unnötig</text:p>
      <text:p text:style-name="P39"/>
      <text:p text:style-name="P40">building_military_line</text:p>
      <text:p text:style-name="P41">0-14</text:p>
      <text:p text:style-name="P42">Filter „name“<text:tab/><text:tab/><text:tab/>(FilterPropertyIsEqualToLiteral)</text:p>
      <text:p text:style-name="P43">Point( , , , , , )</text:p>
      <text:p text:style-name="P44">Line( , , , )</text:p>
      <text:p text:style-name="P45">15-16</text:p>
      <text:p text:style-name="P46">Point( , , , )</text:p>
      <text:p text:style-name="P47"/>
      <text:p text:style-name="P48">Graphik mit Entwicklungkette erstellen</text:p>
      <text:p text:style-name="KeinLeerraum"><text:span text:style-name="T49">SLDLight<text:s/></text:span><text:span text:style-name="T50"></text:span><text:span text:style-name="T51"><text:s/>Verarbeitung<text:s/></text:span><text:span text:style-name="T52"></text:span><text:span text:style-name="T53"><text:s/>SLD<text:s/></text:span><text:span text:style-name="T54"></text:span><text:span text:style-name="T55"><text:s/>per FTP<text:s/></text:span><text:span text:style-name="T56"></text:span><text:span text:style-name="T57"><text:s/>GeoServer</text:span></text:p>
      <text:p text:style-name="P58"/>
      <text:p text:style-name="P59">Polygon / PolygonSymbolizer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Eigenschaft</text:p>
          </table:table-cell>
          <table:table-cell table:style-name="TableCell66">
            <text:p text:style-name="P67">Wert</text:p>
          </table:table-cell>
        </table:table-row>
        <table:table-row table:style-name="TableRow68">
          <table:table-cell table:style-name="TableCell69">
            <text:p text:style-name="TableContents">Fill</text:p>
          </table:table-cell>
          <table:table-cell table:style-name="TableCell70">
            <text:p text:style-name="TableContents">#Color</text:p>
          </table:table-cell>
        </table:table-row>
        <table:table-row table:style-name="TableRow71">
          <table:table-cell table:style-name="TableCell72">
            <text:p text:style-name="TableContents">Fill-opacity</text:p>
          </table:table-cell>
          <table:table-cell table:style-name="TableCell73">
            <text:p text:style-name="TableContents">0.0 – 1.0</text:p>
          </table:table-cell>
        </table:table-row>
        <table:table-row table:style-name="TableRow74">
          <table:table-cell table:style-name="TableCell75">
            <text:p text:style-name="TableContents">Stroke</text:p>
          </table:table-cell>
          <table:table-cell table:style-name="TableCell76">
            <text:p text:style-name="TableContents">#Color</text:p>
          </table:table-cell>
        </table:table-row>
        <table:table-row table:style-name="TableRow77">
          <table:table-cell table:style-name="TableCell78">
            <text:p text:style-name="TableContents">Stroke-Width</text:p>
          </table:table-cell>
          <table:table-cell table:style-name="TableCell79">
            <text:p text:style-name="TableContents">0.0 – 1.0</text:p>
          </table:table-cell>
        </table:table-row>
        <table:table-row table:style-name="TableRow80">
          <table:table-cell table:style-name="TableCell81">
            <text:p text:style-name="TableContents">Stroke-dasharray</text:p>
          </table:table-cell>
          <table:table-cell table:style-name="TableCell82">
            <text:p text:style-name="TableContents">Pattern (e.g. 5 2)</text:p>
          </table:table-cell>
        </table:table-row>
      </table:table>
      <text:p text:style-name="PreformattedText">&lt;PolygonSymbolizer&gt;</text:p>
      <text:p text:style-name="PreformattedText"><text:s text:c="9"/>&lt;Fill&gt;</text:p>
      <text:p text:style-name="PreformattedText"><text:s text:c="11"/>&lt;CssParameter name="fill"&gt;#000080&lt;/CssParameter&gt;</text:p>
      <text:p text:style-name="PreformattedText"><text:tab/><text:tab/>&lt;CssParameter name=“fill-opacity“&gt;0.6&lt;/sld:CssParameter&gt;</text:p>
      <text:p text:style-name="PreformattedText"><text:s text:c="9"/>&lt;/Fill&gt;</text:p>
      <text:p text:style-name="PreformattedText"><text:tab/>&lt;sld:stroke&gt;</text:p>
      <text:p text:style-name="PreformattedText"><text:tab/><text:tab/>&lt;sld:CssParameter name=“stroke“&gt;#CECECE&lt;/sld:CssParameter&gt;</text:p>
      <text:p text:style-name="PreformattedText"><text:tab/><text:tab/>&lt;sld:CssParameter name=“stroke-width“&gt;0.1&lt;/sld:CssParameter&gt;</text:p>
      <text:p text:style-name="PreformattedText"><text:tab/><text:tab/>&lt;sld:CssParameter name=“Stroke-dasharray“&gt;5 2&lt;/sld:CssParameter&gt;</text:p>
      <text:p text:style-name="PreformattedText"><text:tab/>&lt;/sld:stroke&gt;</text:p>
      <text:p text:style-name="P83">&lt;/PolygonSymbolizer&gt;</text:p>
      <text:p text:style-name="PreformattedText"/>
      <text:p text:style-name="P84">Point / PointSymbolizer</text:p>
      <text:p text:style-name="Standard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Eigenschaft</text:p>
          </table:table-cell>
          <table:table-cell table:style-name="TableCell91">
            <text:p text:style-name="P92">Wert</text:p>
          </table:table-cell>
        </table:table-row>
        <table:table-row table:style-name="TableRow93">
          <table:table-cell table:style-name="TableCell94">
            <text:p text:style-name="TableContents">Graphic &gt; Mark &gt; WellKnownName</text:p>
          </table:table-cell>
          <table:table-cell table:style-name="TableCell95">
            <text:p text:style-name="TableContents"><text:span text:style-name="T96">circle</text:span>,<text:s/><text:span text:style-name="T97">square</text:span>,<text:s/><text:span text:style-name="T98">triangle</text:span>,<text:s/><text:span text:style-name="T99">star</text:span>,<text:s/><text:span text:style-name="T100">cross</text:span>, or<text:s/><text:span text:style-name="T101">x</text:span></text:p>
          </table:table-cell>
        </table:table-row>
        <table:table-row table:style-name="TableRow102">
          <table:table-cell table:style-name="TableCell103">
            <text:p text:style-name="TableContents">Fill</text:p>
          </table:table-cell>
          <table:table-cell table:style-name="TableCell104">
            <text:p text:style-name="TableContents">#Color</text:p>
          </table:table-cell>
        </table:table-row>
        <table:table-row table:style-name="TableRow105">
          <table:table-cell table:style-name="TableCell106">
            <text:p text:style-name="TableContents">Size</text:p>
          </table:table-cell>
          <table:table-cell table:style-name="TableCell107">
            <text:p text:style-name="TableContents">6<text:s/>(pixels)</text:p>
          </table:table-cell>
        </table:table-row>
      </table:table>
      <text:p text:style-name="PreformattedText"><text:s/>&lt;PointSymbolizer&gt;</text:p>
      <text:p text:style-name="PreformattedText"><text:s text:c="3"/>&lt;Graphic&gt;</text:p>
      <text:p text:style-name="PreformattedText"><text:s text:c="5"/>&lt;Mark&gt;</text:p>
      <text:p text:style-name="PreformattedText"><text:s text:c="7"/>&lt;WellKnownName&gt;circle&lt;/WellKnownName&gt;</text:p>
      <text:p text:style-name="PreformattedText"><text:s text:c="7"/>&lt;Fill&gt;</text:p>
      <text:p text:style-name="PreformattedText"><text:s text:c="9"/>&lt;CssParameter name="fill"&gt;#FF0000&lt;/CssParameter&gt;</text:p>
      <text:p text:style-name="PreformattedText"><text:s text:c="7"/>&lt;/Fill&gt;</text:p>
      <text:p text:style-name="PreformattedText"><text:s text:c="5"/>&lt;/Mark&gt;</text:p>
      <text:p text:style-name="PreformattedText"><text:s text:c="5"/>&lt;Size&gt;6&lt;/Size&gt;</text:p>
      <text:p text:style-name="PreformattedText"><text:s text:c="3"/>&lt;/Graphic&gt;</text:p>
      <text:p text:style-name="P108"><text:s/>&lt;/PointSymbolizer&gt;</text:p>
      <text:p text:style-name="P109"/>
      <text:p text:style-name="P110"/>
      <text:p text:style-name="P111">Text / TextSymbolizer</text:p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Eigenschaft</text:p>
          </table:table-cell>
          <table:table-cell table:style-name="TableCell118">
            <text:p text:style-name="P119">Wert</text:p>
          </table:table-cell>
        </table:table-row>
        <table:table-row table:style-name="TableRow120">
          <table:table-cell table:style-name="TableCell121">
            <text:p text:style-name="TableContents">Label</text:p>
          </table:table-cell>
          <table:table-cell table:style-name="TableCell122">
            <text:p text:style-name="TableContents">„String“</text:p>
          </table:table-cell>
        </table:table-row>
        <table:table-row table:style-name="TableRow123">
          <table:table-cell table:style-name="TableCell124">
            <text:p text:style-name="TableContents">Font-size</text:p>
          </table:table-cell>
          <table:table-cell table:style-name="TableCell125">
            <text:p text:style-name="TableContents">12</text:p>
          </table:table-cell>
        </table:table-row>
        <table:table-row table:style-name="TableRow126">
          <table:table-cell table:style-name="TableCell127">
            <text:p text:style-name="TableContents">Font-weight</text:p>
          </table:table-cell>
          <table:table-cell table:style-name="TableCell128">
            <text:p text:style-name="TableContents">Normal / bold</text:p>
          </table:table-cell>
        </table:table-row>
        <table:table-row table:style-name="TableRow129">
          <table:table-cell table:style-name="TableCell130">
            <text:p text:style-name="TableContents">Fill</text:p>
          </table:table-cell>
          <table:table-cell table:style-name="TableCell131">
            <text:p text:style-name="TableContents">#Color</text:p>
          </table:table-cell>
        </table:table-row>
        <table:table-row table:style-name="TableRow132">
          <table:table-cell table:style-name="TableCell133">
            <text:p text:style-name="TableContents">AnchorPointX</text:p>
          </table:table-cell>
          <table:table-cell table:style-name="TableCell134">
            <text:p text:style-name="TableContents">e.g. 0 or 0.5</text:p>
          </table:table-cell>
        </table:table-row>
        <table:table-row table:style-name="TableRow135">
          <table:table-cell table:style-name="TableCell136">
            <text:p text:style-name="TableContents">AnchorPointY</text:p>
          </table:table-cell>
          <table:table-cell table:style-name="TableCell137">
            <text:p text:style-name="TableContents">e.g. 0 or 0.5</text:p>
          </table:table-cell>
        </table:table-row>
        <table:table-row table:style-name="TableRow138">
          <table:table-cell table:style-name="TableCell139">
            <text:p text:style-name="TableContents">DisplacementX</text:p>
          </table:table-cell>
          <table:table-cell table:style-name="TableCell140">
            <text:p text:style-name="TableContents">e.g. 0 or 10</text:p>
          </table:table-cell>
        </table:table-row>
        <table:table-row table:style-name="TableRow141">
          <table:table-cell table:style-name="TableCell142">
            <text:p text:style-name="TableContents">DisplacementY</text:p>
          </table:table-cell>
          <table:table-cell table:style-name="TableCell143">
            <text:p text:style-name="TableContents">e.g. 0 or 10</text:p>
          </table:table-cell>
        </table:table-row>
      </table:table>
      <text:p text:style-name="PreformattedText">&lt;TextSymbolizer&gt;</text:p>
      <text:p text:style-name="PreformattedText"><text:s text:c="9"/>&lt;Label&gt;</text:p>
      <text:p text:style-name="PreformattedText"><text:s text:c="11"/>&lt;ogc:PropertyName&gt;name&lt;/ogc:PropertyName&gt;</text:p>
      <text:p text:style-name="PreformattedText"><text:s text:c="9"/>&lt;/Label&gt;</text:p>
      <text:p text:style-name="PreformattedText"><text:s text:c="9"/>&lt;Font&gt;</text:p>
      <text:p text:style-name="PreformattedText"><text:s text:c="11"/>&lt;CssParameter name="font-family"&gt;Arial&lt;/CssParameter&gt;</text:p>
      <text:p text:style-name="PreformattedText"><text:s text:c="11"/>&lt;CssParameter name="font-size"&gt;12&lt;/CssParameter&gt;</text:p>
      <text:p text:style-name="PreformattedText"><text:s text:c="11"/>&lt;CssParameter<text:s/>name="font-style"&gt;normal&lt;/CssParameter&gt;</text:p>
      <text:p text:style-name="PreformattedText"><text:s text:c="11"/>&lt;CssParameter name="font-weight"&gt;bold&lt;/CssParameter&gt;</text:p>
      <text:p text:style-name="PreformattedText"><text:s text:c="9"/>&lt;/Font&gt;</text:p>
      <text:p text:style-name="PreformattedText"><text:s text:c="9"/>&lt;LabelPlacement&gt;</text:p>
      <text:p text:style-name="PreformattedText"><text:s text:c="11"/>&lt;PointPlacement&gt;</text:p>
      <text:p text:style-name="PreformattedText"><text:s text:c="13"/>&lt;AnchorPoint&gt;</text:p>
      <text:p text:style-name="PreformattedText"><text:s text:c="15"/>&lt;AnchorPointX&gt;0.5&lt;/AnchorPointX&gt;</text:p>
      <text:p text:style-name="PreformattedText"><text:s text:c="15"/>&lt;AnchorPointY&gt;0.0&lt;/AnchorPointY&gt;</text:p>
      <text:p text:style-name="PreformattedText"><text:s text:c="13"/>&lt;/AnchorPoint&gt;</text:p>
      <text:p text:style-name="PreformattedText"><text:s text:c="13"/>&lt;Displacement&gt;</text:p>
      <text:p text:style-name="PreformattedText"><text:s text:c="15"/>&lt;DisplacementX&gt;0&lt;/DisplacementX&gt;</text:p>
      <text:p text:style-name="PreformattedText"><text:s text:c="15"/>&lt;DisplacementY&gt;25&lt;/DisplacementY&gt;</text:p>
      <text:p text:style-name="PreformattedText"><text:s text:c="13"/>&lt;/Displacement&gt;</text:p>
      <text:p text:style-name="PreformattedText"><text:s text:c="13"/>&lt;Rotation&gt;-45&lt;/Rotation&gt;</text:p>
      <text:p text:style-name="PreformattedText"><text:s text:c="11"/>&lt;/PointPlacement&gt;</text:p>
      <text:p text:style-name="PreformattedText"><text:s text:c="9"/>&lt;/LabelPlacement&gt;</text:p>
      <text:p text:style-name="PreformattedText"><text:s text:c="9"/>&lt;Fill&gt;</text:p>
      <text:p text:style-name="PreformattedText"><text:s text:c="11"/>&lt;CssParameter name="fill"&gt;#990099&lt;/CssParameter&gt;</text:p>
      <text:p text:style-name="PreformattedText"><text:s text:c="9"/>&lt;/Fill&gt;</text:p>
      <text:p text:style-name="P144"><text:s text:c="7"/>&lt;/TextSymbolizer&gt;</text:p>
      <text:p text:style-name="Standard"/>
      <text:p text:style-name="P145">Line / LineSymbolizer</text:p>
      <table:table table:style-name="Table146">
        <table:table-columns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Eigenschaft</text:p>
          </table:table-cell>
          <table:table-cell table:style-name="TableCell152">
            <text:p text:style-name="P153">Wert</text:p>
          </table:table-cell>
        </table:table-row>
        <table:table-row table:style-name="TableRow154">
          <table:table-cell table:style-name="TableCell155">
            <text:p text:style-name="TableContents">Stroke</text:p>
          </table:table-cell>
          <table:table-cell table:style-name="TableCell156">
            <text:p text:style-name="TableContents">#Color</text:p>
          </table:table-cell>
        </table:table-row>
        <table:table-row table:style-name="TableRow157">
          <table:table-cell table:style-name="TableCell158">
            <text:p text:style-name="TableContents">Stroke-Width</text:p>
          </table:table-cell>
          <table:table-cell table:style-name="TableCell159">
            <text:p text:style-name="TableContents">e.g. 2</text:p>
          </table:table-cell>
        </table:table-row>
        <table:table-row table:style-name="TableRow160">
          <table:table-cell table:style-name="TableCell161">
            <text:p text:style-name="TableContents">Stroke-dasharray</text:p>
          </table:table-cell>
          <table:table-cell table:style-name="TableCell162">
            <text:p text:style-name="TableContents">e.g. „5 2“</text:p>
          </table:table-cell>
        </table:table-row>
        <table:table-row table:style-name="TableRow163">
          <table:table-cell table:style-name="TableCell164">
            <text:p text:style-name="TableContents">PerpendicularOffset</text:p>
          </table:table-cell>
          <table:table-cell table:style-name="TableCell165">
            <text:p text:style-name="TableContents">3</text:p>
          </table:table-cell>
        </table:table-row>
      </table:table>
      <text:p text:style-name="PreformattedText"><text:s/>&lt;LineSymbolizer&gt;</text:p>
      <text:p text:style-name="PreformattedText"><text:s text:c="9"/>&lt;Stroke&gt;</text:p>
      <text:p text:style-name="PreformattedText"><text:s text:c="11"/>&lt;CssParameter name="stroke"&gt;#0000FF&lt;/CssParameter&gt;</text:p>
      <text:p text:style-name="PreformattedText"><text:s text:c="11"/>&lt;CssParameter name="stroke-width"&gt;3&lt;/CssParameter&gt;</text:p>
      <text:p text:style-name="PreformattedText"><text:s text:c="11"/>&lt;CssParameter<text:s/>name="stroke-dasharray"&gt;5 2&lt;/CssParameter&gt;</text:p>
      <text:p text:style-name="PreformattedText"><text:s text:c="9"/>&lt;/Stroke&gt;</text:p>
      <text:p text:style-name="P166"><text:s text:c="7"/>&lt;/LineSymbolizer&gt;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oto Sans" svg:font-family="Noto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oto Sans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Noto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asian="Noto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Noto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KeinLeerraum" style:display-name="Kein Leerraum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el Ebert</dc:creator>
    <meta:creation-date>2018-05-08T20:12:00Z</meta:creation-date>
    <dc:date>2018-05-09T11:45:00Z</dc:date>
    <meta:template xlink:href="Normal.dotm" xlink:type="simple"/>
    <meta:editing-cycles>7</meta:editing-cycles>
    <meta:editing-duration>PT0S</meta:editing-duration>
    <meta:document-statistic meta:page-count="1" meta:paragraph-count="6" meta:word-count="456" meta:character-count="3329" meta:row-count="23" meta:non-whitespace-character-count="2879"/>
  </office:meta>
</office:document-meta>
</file>